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e9558"/>
    </style:style>
    <style:style style:name="P2" style:family="paragraph" style:parent-style-name="Text_20_body">
      <style:text-properties fo:font-style="normal" fo:font-weight="bold" officeooo:paragraph-rsid="002ca467" style:font-style-asian="normal" style:font-weight-asian="bold" style:font-style-complex="normal" style:font-weight-complex="bold"/>
    </style:style>
    <style:style style:name="P3" style:family="paragraph" style:parent-style-name="Text_20_body">
      <style:text-properties fo:font-style="normal" fo:font-weight="normal" officeooo:rsid="002ca467" officeooo:paragraph-rsid="002ca467" style:font-style-asian="normal" style:font-weight-asian="normal" style:font-style-complex="normal" style:font-weight-complex="normal"/>
    </style:style>
    <style:style style:name="P4" style:family="paragraph" style:parent-style-name="Text_20_body">
      <style:text-properties fo:font-style="normal" fo:font-weight="normal" officeooo:rsid="002f145a" officeooo:paragraph-rsid="002ca467" style:font-style-asian="normal" style:font-weight-asian="normal" style:font-style-complex="normal" style:font-weight-complex="normal"/>
    </style:style>
    <style:style style:name="P5" style:family="paragraph" style:parent-style-name="Text_20_body">
      <style:text-properties officeooo:paragraph-rsid="002ca467"/>
    </style:style>
    <style:style style:name="P6" style:family="paragraph" style:parent-style-name="Text_20_body">
      <style:text-properties fo:font-weight="bold" officeooo:paragraph-rsid="002ca467" style:font-weight-asian="bold" style:font-weight-complex="bold"/>
    </style:style>
    <style:style style:name="P7" style:family="paragraph" style:parent-style-name="Text_20_body">
      <style:text-properties fo:font-weight="normal" officeooo:rsid="002ca467" officeooo:paragraph-rsid="002ca467" style:font-weight-asian="normal" style:font-weight-complex="normal"/>
    </style:style>
    <style:style style:name="P8" style:family="paragraph" style:parent-style-name="Heading_20_1">
      <style:text-properties officeooo:rsid="002ca467" officeooo:paragraph-rsid="002ca467"/>
    </style:style>
    <style:style style:name="P9" style:family="paragraph" style:parent-style-name="Heading_20_1">
      <style:text-properties fo:font-style="normal" fo:font-weight="normal" officeooo:rsid="003af258" officeooo:paragraph-rsid="003af258" style:font-style-asian="normal" style:font-weight-asian="normal" style:font-style-complex="normal" style:font-weight-complex="normal"/>
    </style:style>
    <style:style style:name="P10" style:family="paragraph" style:parent-style-name="Heading_20_1">
      <style:text-properties officeooo:rsid="00393b55" officeooo:paragraph-rsid="00393b55"/>
    </style:style>
    <style:style style:name="P11" style:family="paragraph" style:parent-style-name="Text_20_body">
      <style:text-properties officeooo:rsid="000e9558" officeooo:paragraph-rsid="000e9558"/>
    </style:style>
    <style:style style:name="P12" style:family="paragraph" style:parent-style-name="Text_20_body">
      <style:text-properties officeooo:rsid="00393b55" officeooo:paragraph-rsid="00393b55"/>
    </style:style>
    <style:style style:name="P13" style:family="paragraph" style:parent-style-name="Text_20_body">
      <style:text-properties fo:font-style="normal" fo:font-weight="normal" officeooo:rsid="002f145a" officeooo:paragraph-rsid="002ca467" style:font-style-asian="normal" style:font-weight-asian="normal" style:font-style-complex="normal" style:font-weight-complex="normal"/>
    </style:style>
    <style:style style:name="P14" style:family="paragraph" style:parent-style-name="Text_20_body">
      <style:text-properties officeooo:rsid="003af258" officeooo:paragraph-rsid="003af258"/>
    </style:style>
    <style:style style:name="P15" style:family="paragraph" style:parent-style-name="Text_20_body">
      <style:text-properties officeooo:paragraph-rsid="003af258"/>
    </style:style>
    <style:style style:name="T1" style:family="text">
      <style:text-properties officeooo:rsid="001978a8"/>
    </style:style>
    <style:style style:name="T2" style:family="text">
      <style:text-properties fo:font-weight="normal" officeooo:rsid="002ca467" style:font-weight-asian="normal" style:font-weight-complex="normal"/>
    </style:style>
    <style:style style:name="T3" style:family="text">
      <style:text-properties fo:font-weight="normal" officeooo:rsid="002f145a" style:font-weight-asian="normal" style:font-weight-complex="normal"/>
    </style:style>
    <style:style style:name="T4" style:family="text">
      <style:text-properties fo:font-weight="normal" officeooo:rsid="003af258" style:font-weight-asian="normal" style:font-weight-complex="normal"/>
    </style:style>
    <style:style style:name="T5" style:family="text">
      <style:text-properties officeooo:rsid="002be922"/>
    </style:style>
    <style:style style:name="T6" style:family="text">
      <style:text-properties officeooo:rsid="002ca467"/>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3af258" style:font-style-asian="normal" style:font-weight-asian="normal" style:font-style-complex="normal" style:font-weight-complex="normal"/>
    </style:style>
    <style:style style:name="T9" style:family="text">
      <style:text-properties officeooo:rsid="0034ca50"/>
    </style:style>
    <style:style style:name="T10" style:family="text">
      <style:text-properties officeooo:rsid="00393b55"/>
    </style:style>
    <style:style style:name="T11" style:family="text">
      <style:text-properties officeooo:rsid="003af258"/>
    </style:style>
    <style:style style:name="T12" style:family="text">
      <style:text-properties officeooo:rsid="003fba74"/>
    </style:style>
    <style:style style:name="T13" style:family="text">
      <style:text-properties officeooo:rsid="00424f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P1"/>
      <text:p text:style-name="P11">This document describes <text:span text:style-name="T1">the </text:span><text:span text:style-name="T5">API and test to </text:span><text:span text:style-name="T10">retrieve</text:span><text:span text:style-name="T5"> data </text:span><text:span text:style-name="T10">from</text:span><text:span text:style-name="T5"> an instance. <text:s/></text:span></text:p>
      <text:p text:style-name="P11"/>
      <text:h text:style-name="P10" text:outline-level="1">How it works</text:h>
      <text:p text:style-name="P12"/>
      <text:p text:style-name="P12">A client submits a query string that is either not signed or presigned. <text:s/>The instances checks if the instance name in the query string is equal to its name. If equal it checks if the file exists in its records. If the file does exist, we check if the file is public and it is we return the file.</text:p>
      <text:p text:style-name="P12">If the file is private, we extract the signature from the URL and check if it is valid (Exists and is not expired), if valid we return the file. </text:p>
      <text:p text:style-name="P12">In the case a file is private but no signature was provided or the signature provided is invalid, the final check is to find if the clients IPv4 has been given access to the file(IPv4 record exits and is not expired).</text:p>
      <text:p text:style-name="P12">Refer to the Access Control Doc for further information on handling situations like Ipv4 access for instances behind a load balancer.</text:p>
      <text:h text:style-name="P8" text:outline-level="1">Endpoints </text:h>
      <text:p text:style-name="P5"/>
      <text:p text:style-name="P6"><text:span text:style-name="T9">(</text:span><text:span text:style-name="T12">GET</text:span><text:span text:style-name="T9">) </text:span>/<text:span text:style-name="T6">api/version/</text:span><text:span text:style-name="T10">download</text:span><text:span text:style-name="T6"> → </text:span></text:p>
      <text:p text:style-name="P7"><text:tab/><text:span text:style-name="T10">download</text:span>(<text:span text:style-name="T10">queryString</text:span>)</text:p>
      <text:p text:style-name="P7"><text:tab/>Responses:</text:p>
      <text:p text:style-name="P7"><text:tab/><text:tab/>200 → The file was stored </text:p>
      <text:p text:style-name="P7"><text:tab/><text:tab/>* </text:p>
      <text:p text:style-name="P2"><text:span text:style-name="T9">(</text:span><text:span text:style-name="T13">GET</text:span><text:span text:style-name="T9">) </text:span>/<text:span text:style-name="T6">api/versions/</text:span><text:span text:style-name="T11">streams</text:span><text:span text:style-name="T6"> → </text:span><text:span text:style-name="T4">Streams the file as chunks (Perfect for video streaming)</text:span></text:p>
      <text:p text:style-name="P3"><text:tab/><text:span text:style-name="T11">stream</text:span>(<text:span text:style-name="T11">queryString</text:span>) </text:p>
      <text:p text:style-name="P2"><text:span text:style-name="T2"><text:tab/></text:span><text:span text:style-name="T3">Responses:</text:span></text:p>
      <text:p text:style-name="P4"><text:tab/><text:tab/>200 → File was cached</text:p>
      <text:p text:style-name="P4"><text:tab/><text:tab/>* </text:p>
      <text:p text:style-name="P4"/>
      <text:h text:style-name="P9" text:outline-level="1"><text:soft-page-break/>Tests</text:h>
      <text:p text:style-name="P15"><text:span text:style-name="T8">- Test file download</text:span></text:p>
      <text:p text:style-name="P15"><text:span text:style-name="T8">- Test file download for a file that does not exist</text:span></text:p>
      <text:p text:style-name="P15"><text:span text:style-name="T8">- Test streaming</text:span></text:p>
      <text:p text:style-name="P15"><text:span text:style-name="T8">- Test streaming for a file that does not exits</text:span></text:p>
      <text:p text:style-name="P15"><text:span text:style-name="T8">- Test file download for a private file (Auto Fail)</text:span></text:p>
      <text:p text:style-name="P15"><text:span text:style-name="T8">- Test file streaming for a private file (Auto Fail)</text:span></text:p>
      <text:p text:style-name="P15"><text:span text:style-name="T8"/></text:p>
      <text:p text:style-name="P14"><text:span text:style-name="T8">A</text:span><text:span text:style-name="T7">uto Fail – Because the access control module has not been writt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3:53:25.395000000</meta:creation-date>
    <dc:date>2022-04-30T10:24:44.998000000</dc:date>
    <meta:editing-duration>PT5H9M38S</meta:editing-duration>
    <meta:editing-cycles>24</meta:editing-cycles>
    <meta:generator>LibreOffice/7.3.2.2$Windows_X86_64 LibreOffice_project/49f2b1bff42cfccbd8f788c8dc32c1c309559be0</meta:generator>
    <meta:document-statistic meta:table-count="0" meta:image-count="0" meta:object-count="0" meta:page-count="2" meta:paragraph-count="26" meta:word-count="260" meta:character-count="1442" meta:non-whitespace-character-count="1185"/>
  </office:meta>
</office:document-meta>
</file>